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Deserializer.createException( String message , Throwable cause , Class &lt; ? &gt; exClas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hrowableDeserializer.ThrowableDeserializer( ParserConfig mapping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ableDeserializer.deserialze( DefaultJSONParser parser , Type type , Object fieldName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18">
            <text:p text:style-name="Table_20_Contents">1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